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officeooo:paragraph-rsid="00068337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/>
      <style:text-properties officeooo:rsid="00057e9e" officeooo:paragraph-rsid="00057e9e"/>
    </style:style>
    <style:style style:name="P4" style:family="paragraph" style:parent-style-name="Standard">
      <style:paragraph-properties fo:margin-top="0in" fo:margin-bottom="0in" style:contextual-spacing="false"/>
      <style:text-properties officeooo:rsid="00057e9e" officeooo:paragraph-rsid="0007eee2"/>
    </style:style>
    <style:style style:name="P5" style:family="paragraph" style:parent-style-name="Standard">
      <style:paragraph-properties fo:margin-top="0in" fo:margin-bottom="0in" style:contextual-spacing="false"/>
      <style:text-properties style:text-underline-style="solid" style:text-underline-width="auto" style:text-underline-color="font-color" fo:font-weight="bold" officeooo:rsid="00057e9e" officeooo:paragraph-rsid="00057e9e" style:font-weight-asian="bold" style:font-weight-complex="bold"/>
    </style:style>
    <style:style style:name="P6" style:family="paragraph" style:parent-style-name="Standard">
      <style:paragraph-properties fo:margin-left="0.5in" fo:margin-top="0in" fo:margin-bottom="0in" style:contextual-spacing="false" fo:line-height="100%"/>
    </style:style>
    <style:style style:name="P7" style:family="paragraph" style:parent-style-name="Standard">
      <style:paragraph-properties fo:margin-left="0.5in" fo:margin-top="0in" fo:margin-bottom="0in" style:contextual-spacing="false" fo:line-height="100%"/>
      <style:text-properties officeooo:paragraph-rsid="00057e9e"/>
    </style:style>
    <style:style style:name="P8" style:family="paragraph" style:parent-style-name="Standard">
      <style:paragraph-properties fo:margin-left="0.5in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68337" officeooo:paragraph-rsid="00068337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7eee2" officeooo:paragraph-rsid="0007eee2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68337" officeooo:paragraph-rsid="0007eee2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07eee2" officeooo:paragraph-rsid="000c8a31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07eee2" officeooo:paragraph-rsid="000c8a31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7eee2" officeooo:paragraph-rsid="0007eee2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08cb81" officeooo:paragraph-rsid="0008cb81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08cb81" officeooo:paragraph-rsid="0008cb81" style:font-weight-asian="normal" style:font-weight-complex="normal"/>
    </style:style>
    <style:style style:name="T1" style:family="text">
      <style:text-properties officeooo:rsid="000c8a31"/>
    </style:style>
    <style:style style:name="T2" style:family="text">
      <style:text-properties officeooo:rsid="000526dd"/>
    </style:style>
    <style:style style:name="T3" style:family="text">
      <style:text-properties officeooo:rsid="00068337"/>
    </style:style>
    <style:style style:name="T4" style:family="text">
      <style:text-properties fo:font-style="italic" fo:font-weight="bold" officeooo:rsid="00068337" style:font-style-asian="italic" style:font-weight-asian="bold" style:font-style-complex="italic" style:font-weight-complex="bold"/>
    </style:style>
    <style:style style:name="T5" style:family="text">
      <style:text-properties fo:font-style="italic" officeooo:rsid="00068337" style:font-style-asian="italic" style:font-style-complex="italic"/>
    </style:style>
    <style:style style:name="T6" style:family="text">
      <style:text-properties officeooo:rsid="00057e9e"/>
    </style:style>
    <style:style style:name="T7" style:family="text">
      <style:text-properties fo:color="#000000" loext:opacity="100%" fo:font-family="'Cascadia Mono'" style:font-family-generic="roman" style:font-pitch="variable" fo:font-size="9.5pt" style:letter-kerning="false" style:font-size-asian="9.5pt" style:font-family-complex="'Cascadia Mono'" style:font-family-generic-complex="system" style:font-pitch-complex="variable" style:font-size-complex="9.5pt"/>
    </style:style>
    <style:style style:name="T8" style:family="text">
      <style:text-properties fo:color="#0000ff" loext:opacity="100%" fo:font-family="'Cascadia Mono'" style:font-family-generic="roman" style:font-pitch="variable" fo:font-size="9.5pt" style:letter-kerning="false" style:font-size-asian="9.5pt" style:font-family-complex="'Cascadia Mono'" style:font-family-generic-complex="system" style:font-pitch-complex="variable" style:font-size-complex="9.5pt"/>
    </style:style>
    <style:style style:name="T9" style:family="text">
      <style:text-properties fo:color="#a31515" loext:opacity="100%" fo:font-family="'Cascadia Mono'" style:font-family-generic="roman" style:font-pitch="variable" fo:font-size="9.5pt" style:letter-kerning="false" style:font-size-asian="9.5pt" style:font-family-complex="'Cascadia Mono'" style:font-family-generic-complex="system" style:font-pitch-complex="variable" style:font-size-complex="9.5pt"/>
    </style:style>
    <style:style style:name="T10" style:family="text">
      <style:text-properties fo:color="#a31515" loext:opacity="100%" fo:font-family="'Cascadia Mono'" style:font-family-generic="roman" style:font-pitch="variable" fo:font-size="9.5pt" officeooo:rsid="00057e9e" style:letter-kerning="false" style:font-size-asian="9.5pt" style:font-family-complex="'Cascadia Mono'" style:font-family-generic-complex="system" style:font-pitch-complex="variable" style:font-size-complex="9.5pt"/>
    </style:style>
    <style:style style:name="T11" style:family="text">
      <style:text-properties fo:color="#000000" loext:opacity="100%" fo:font-family="'Cascadia Mono'" style:font-family-generic="roman" style:font-pitch="variable" fo:font-size="9.5pt" style:letter-kerning="false" fo:background-color="#ffff00" loext:char-shading-value="0" style:font-size-asian="9.5pt" style:font-family-complex="'Cascadia Mono'" style:font-family-generic-complex="system" style:font-pitch-complex="variable" style:font-size-complex="9.5pt"/>
    </style:style>
    <style:style style:name="T12" style:family="text">
      <style:text-properties fo:color="#a31515" loext:opacity="100%" fo:font-family="'Cascadia Mono'" style:font-family-generic="roman" style:font-pitch="variable" fo:font-size="9.5pt" style:letter-kerning="false" fo:background-color="#ffff00" loext:char-shading-value="0" style:font-size-asian="9.5pt" style:font-family-complex="'Cascadia Mono'" style:font-family-generic-complex="system" style:font-pitch-complex="variable" style:font-size-complex="9.5pt"/>
    </style:style>
    <style:style style:name="T13" style:family="text">
      <style:text-properties fo:color="#a31515" loext:opacity="100%" fo:font-family="'Cascadia Mono'" style:font-family-generic="roman" style:font-pitch="variable" fo:font-size="9.5pt" officeooo:rsid="00057e9e" style:letter-kerning="false" fo:background-color="#ffff00" loext:char-shading-value="0" style:font-size-asian="9.5pt" style:font-family-complex="'Cascadia Mono'" style:font-family-generic-complex="system" style:font-pitch-complex="variable" style:font-size-complex="9.5pt"/>
    </style:style>
    <style:style style:name="T14" style:family="text">
      <style:text-properties style:text-underline-style="none" fo:font-weight="normal" officeooo:rsid="0007eee2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0b36a9" style:font-weight-asian="normal" style:font-weight-complex="normal"/>
    </style:style>
    <style:style style:name="T17" style:family="text">
      <style:text-properties fo:color="#c9211e" loext:opacity="100%" style:text-underline-style="none" officeooo:rsid="000b36a9"/>
    </style:style>
    <style:style style:name="T18" style:family="text">
      <style:text-properties fo:font-style="italic" fo:font-weight="bold" officeooo:rsid="000b36a9" style:font-style-asian="italic" style:font-weight-asian="bold" style:font-style-complex="italic" style:font-weight-complex="bold"/>
    </style:style>
    <style:style style:name="T19" style:family="text">
      <style:text-properties fo:font-style="italic" officeooo:rsid="000b36a9" style:font-style-asian="italic" style:font-style-complex="italic"/>
    </style:style>
    <style:style style:name="T20" style:family="text">
      <style:text-properties style:text-underline-style="none" fo:font-weight="normal" officeooo:rsid="0008cb81" style:font-weight-asian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7ee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<text:span text:style-name="T2">) </text:span>Ensure that you have Docker for Desktop installed and running (<text:a xlink:type="simple" xlink:href="https://www.docker.com/products/docker-desktop/" text:style-name="Internet_20_link" text:visited-style-name="Visited_20_Internet_20_Link"><text:span text:style-name="Internet_20_link">https://www.docker.com/products/docker-desktop/</text:span></text:a>).</text:p>
      <text:p text:style-name="P1"><text:span text:style-name="T3"><text:tab/></text:span><text:span text:style-name="T4">Note:</text:span><text:span text:style-name="T5"> I recommend you configure Docker for Desktop to start at startup.</text:span></text:p>
      <text:p text:style-name="P2"/>
      <text:p text:style-name="P2"><text:span text:style-name="T1">2</text:span><text:span text:style-name="T2">) </text:span>Ensure that you have the Web Development, Azure Tools workload, and .NET desktop development workload installed in <text:span text:style-name="T2">Visual Studio</text:span> (<text:a xlink:type="simple" xlink:href="https://learn.microsoft.com/en-us/visualstudio/containers/overview?view=vs-2022#prerequisites-1" text:style-name="Internet_20_link" text:visited-style-name="Visited_20_Internet_20_Link"><text:span text:style-name="Internet_20_link">https://learn.microsoft.com/en-us/visualstudio/containers/overview?view=vs-2022#prerequisites-1</text:span></text:a>). Use Visual Studio Installer then modify <text:span text:style-name="T2">Visual Studio</text:span> and go to the workloads tabs to check.</text:p>
      <text:p text:style-name="P2"/>
      <text:p text:style-name="P3"><text:span text:style-name="T1">3</text:span>) Make sure you have openssl installed, if not open a command prompt as Administrator and execute the command 'winget install openssl' Then put 'C:\Program Files\OpenSSL-Win64\bin' in your path.</text:p>
      <text:p text:style-name="P4"/>
      <text:p text:style-name="P5">Building Local Debug-able Container:</text:p>
      <text:p text:style-name="Standard"><text:span text:style-name="T6">1) </text:span>Add csproj copy line to docker file, before restore, for every dependency on another project in the solution and their dependencies that are also in the solution, aka – <text:span text:style-name="T6">the product</text:span> class library (see highlighted):</text:p>
      <text:p text:style-name="P6" loext:marker-style-name="T7"><text:span text:style-name="T8">FROM</text:span><text:span text:style-name="T7"> mcr.microsoft.com/dotnet/sdk:8.0 </text:span><text:span text:style-name="T8">AS</text:span><text:span text:style-name="T7"> build</text:span></text:p>
      <text:p text:style-name="P6" loext:marker-style-name="T7"><text:span text:style-name="T7">ARG BUILD_CONFIGURATION=Release</text:span><text:span text:style-name="T7"/></text:p>
      <text:p text:style-name="P6" loext:marker-style-name="T7"><text:span text:style-name="T7">WORKDIR /src</text:span><text:span text:style-name="T7"/></text:p>
      <text:p text:style-name="P7" loext:marker-style-name="T7"><text:span text:style-name="T7">COPY [</text:span><text:span text:style-name="T9">"</text:span><text:span text:style-name="T10">CompanyXXX</text:span><text:span text:style-name="T9">.</text:span><text:span text:style-name="T10">ProductXXX</text:span><text:span text:style-name="T9">.Service/</text:span><text:span text:style-name="T10">CompanyXXX</text:span><text:span text:style-name="T9">.</text:span><text:span text:style-name="T10">ProductXXX</text:span><text:span text:style-name="T9">.Service.csproj"</text:span><text:span text:style-name="T7">, </text:span><text:span text:style-name="T9">"</text:span><text:span text:style-name="T10">CompanyXXX</text:span><text:span text:style-name="T9">.</text:span><text:span text:style-name="T10">ProductXXX</text:span><text:span text:style-name="T9">.Service/"</text:span><text:span text:style-name="T7">]</text:span></text:p>
      <text:p text:style-name="P7" loext:marker-style-name="T7"><text:span text:style-name="T11">COPY [</text:span><text:span text:style-name="T12">"L</text:span><text:span text:style-name="T13">CompanyXXX</text:span><text:span text:style-name="T12">.</text:span><text:span text:style-name="T13">ProductXXX</text:span><text:span text:style-name="T12">/</text:span><text:span text:style-name="T13">CompanyXXX</text:span><text:span text:style-name="T12">.</text:span><text:span text:style-name="T13">ProductXXX</text:span><text:span text:style-name="T12">.csproj"</text:span><text:span text:style-name="T11">, </text:span><text:span text:style-name="T12">"</text:span><text:span text:style-name="T13">CompanyXXX</text:span><text:span text:style-name="T12">.</text:span><text:span text:style-name="T13">ProductXXX</text:span><text:span text:style-name="T12">/"</text:span><text:span text:style-name="T11">]</text:span></text:p>
      <text:p text:style-name="P8" loext:marker-style-name="T9"><text:span text:style-name="T7">RUN dotnet restore </text:span><text:span text:style-name="T9">"./</text:span><text:span text:style-name="T10">CompanyXXX</text:span><text:span text:style-name="T9">.</text:span><text:span text:style-name="T10">ProductXXX</text:span><text:span text:style-name="T9">.Service/./</text:span><text:span text:style-name="T10">CompanyXXX</text:span><text:span text:style-name="T9">.</text:span><text:span text:style-name="T10">ProductXXX</text:span><text:span text:style-name="T9">.Service.csproj"</text:span></text:p>
      <text:p text:style-name="P2"/>
      <text:p text:style-name="P2"><text:span text:style-name="T6">2) </text:span>Open Windows Powershell <text:span text:style-name="T6">in the BuildScript directory</text:span> <text:span text:style-name="T3">and execute the </text:span>LocalImageBuild.ps1 script for the <text:span text:style-name="T3">service</text:span> that you want to create the image for. When the script finishes successfully you can go to Docker for Desktop-&gt;Images and verify the created time for the image to correspond with your build.</text:p>
      <text:p text:style-name="P2"><text:tab/><text:span text:style-name="T4">Note:</text:span><text:span text:style-name="T5"> This build will pull in your nugets from you local package source so you can debug into them.</text:span></text:p>
      <text:p text:style-name="Standard"/>
      <text:p text:style-name="P9">Running:</text:p>
      <text:p text:style-name="P10">1) Stop all native rabbitmq or step-ca instances.</text:p>
      <text:p text:style-name="P11"><text:span text:style-name="T14">2</text:span><text:span text:style-name="T15">) In the RunScript directory run DockerInfrastructureStart.ps1 </text:span><text:span text:style-name="T16">as </text:span><text:span text:style-name="T17">Administrator (this is important to install the server certificates)</text:span><text:span text:style-name="T15">. <text:s/>This will startup rabbitmq </text:span><text:span text:style-name="T14">and step-ca fully configured. <text:s/>This will only need to be run the first time, so for subsequent runs this step can be omitted.</text:span></text:p>
      <text:p text:style-name="P12"><text:tab/><text:span text:style-name="T18">Note:</text:span><text:span text:style-name="T19"> If you are re-running DockerInfrastructureStart.ps1 you will have to rebuild all existing service to get the new certificates brought into you service.</text:span></text:p>
      <text:p text:style-name="P13">Running Native:</text:p>
      <text:p text:style-name="P14"><text:span text:style-name="T15">3) Run the Start.ps1 script in the RunScript directory. <text:s/></text:span><text:span text:style-name="T20">This will start all services in the solution. <text:s/>To stop all the service run the Stop.ps1 script.</text:span></text:p>
      <text:p text:style-name="P15"><text:soft-page-break/>Running Docker Containers:</text:p>
      <text:p text:style-name="P16"><text:span text:style-name="T21">3) </text:span><text:span text:style-name="T22">Run the </text:span><text:span text:style-name="T21">Docker</text:span><text:span text:style-name="T22">Start.ps1 script </text:span><text:span text:style-name="T21">for the specific service</text:span><text:span text:style-name="T22"> in the RunScript directory. </text:span><text:span text:style-name="T21">To stop the container for the service run the associated DockerStop.ps1 scrip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lin, Shawn R. [US-US]</meta:initial-creator>
    <meta:editing-cycles>10</meta:editing-cycles>
    <meta:creation-date>2024-08-13T00:29:00</meta:creation-date>
    <dc:date>2025-09-30T05:16:35.003943200</dc:date>
    <meta:editing-duration>PT35M8S</meta:editing-duration>
    <meta:generator>LibreOffice/25.2.5.2$Windows_X86_64 LibreOffice_project/03d19516eb2e1dd5d4ccd751a0d6f35f35e08022</meta:generator>
    <meta:document-statistic meta:table-count="0" meta:image-count="0" meta:object-count="0" meta:page-count="2" meta:paragraph-count="22" meta:word-count="347" meta:character-count="2601" meta:non-whitespace-character-count="2268"/>
    <meta:user-defined meta:name="AppVersion">16.0000</meta:user-defined>
    <meta:template xlink:type="simple" xlink:actuate="onRequest" xlink:title="Normal.dotm" xlink:href=""/>
  </office:meta>
</office:document-meta>
</file>